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3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3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09-09" calcext:value-type="date">
            <text:p>09/09/2024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0-14" calcext:value-type="date">
            <text:p>14/10/2024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1-11" calcext:value-type="date">
            <text:p>11/11/2024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2-11" calcext:value-type="date">
            <text:p>11/12/2024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5-01-20" calcext:value-type="date">
            <text:p>20/01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2-14" calcext:value-type="date">
            <text:p>14/02/2025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3-18" calcext:value-type="date">
            <text:p>18/03/2025</text:p>
          </table:table-cell>
          <table:table-cell table:style-name="ce54" table:formula="of:=[.C8]-[.F8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4-14" calcext:value-type="date">
            <text:p>14/04/2025</text:p>
          </table:table-cell>
          <table:table-cell table:style-name="ce54" table:formula="of:=[.C9]-[.F9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5-13" calcext:value-type="date">
            <text:p>13/05/2025</text:p>
          </table:table-cell>
          <table:table-cell table:style-name="ce54" table:formula="of:=[.C10]-[.F10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6-11" calcext:value-type="date">
            <text:p>11/06/2025</text:p>
          </table:table-cell>
          <table:table-cell table:style-name="ce54" table:formula="of:=[.C11]-[.F11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7-11" calcext:value-type="date">
            <text:p>11/07/2025</text:p>
          </table:table-cell>
          <table:table-cell table:style-name="ce54" table:formula="of:=[.C12]-[.F1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13]-[.F1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14]-[.F1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2" office:value-type="float" office:value="0" calcext:value-type="float">
            <text:p>-</text:p>
          </table:table-cell>
          <table:table-cell table:style-name="ce32"/>
          <table:table-cell table:style-name="ce54" table:formula="of:=[.C15]-[.F15]" office:value-type="float" office:value="470" calcext:value-type="float">
            <text:p>470,00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15])" office:value-type="float" office:value="470" calcext:value-type="float">
            <text:p>470,00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1:09:48.006421876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1:09:48.0090632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10-01T10:56:23.486880385</dc:date>
    <meta:print-date>2022-02-07T15:45:15.821000000</meta:print-date>
    <dc:language>pt-PT</dc:language>
    <meta:editing-cycles>579</meta:editing-cycles>
    <meta:editing-duration>PT19H13M29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